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fo:background-color="#dddddd"/>
    </style:style>
    <style:style style:name="P2" style:family="paragraph" style:parent-style-name="List_20_Contents">
      <style:paragraph-properties fo:margin-left="0in" fo:margin-right="0in" fo:text-indent="0in" style:auto-text-indent="false"/>
    </style:style>
    <style:style style:name="P3" style:family="paragraph" style:parent-style-name="Footer_20_left">
      <style:text-properties officeooo:rsid="000ca952" officeooo:paragraph-rsid="000ca952"/>
    </style:style>
    <style:style style:name="P4" style:family="paragraph" style:parent-style-name="Text_20_body">
      <style:paragraph-properties fo:margin-left="0in" fo:margin-right="0in" fo:text-indent="0in" style:auto-text-indent="false"/>
      <style:text-properties officeooo:rsid="000e784e" officeooo:paragraph-rsid="000e784e" fo:background-color="#eeeeee"/>
    </style:style>
    <style:style style:name="P5" style:family="paragraph" style:parent-style-name="Heading_20_2">
      <style:text-properties fo:background-color="#eeeeee"/>
    </style:style>
    <style:style style:name="P6" style:family="paragraph" style:parent-style-name="Heading_20_2">
      <style:text-properties officeooo:rsid="000e108f" officeooo:paragraph-rsid="000e108f" fo:background-color="#eeeeee"/>
    </style:style>
    <style:style style:name="P7" style:family="paragraph" style:parent-style-name="Heading_20_2">
      <style:paragraph-properties fo:margin-left="0in" fo:margin-right="0in" fo:text-indent="0in" style:auto-text-indent="false"/>
      <style:text-properties officeooo:rsid="000e784e" officeooo:paragraph-rsid="000e784e" fo:background-color="#eeeeee"/>
    </style:style>
    <style:style style:name="P8" style:family="paragraph" style:parent-style-name="List_20_Contents">
      <loext:graphic-properties draw:fill="none"/>
      <style:paragraph-properties fo:margin-left="0.5in" fo:margin-right="0in" fo:text-indent="-0.1252in" style:auto-text-indent="false" fo:background-color="transparent"/>
      <style:text-properties officeooo:paragraph-rsid="0013272c"/>
    </style:style>
    <style:style style:name="P9" style:family="paragraph" style:parent-style-name="List_20_Contents">
      <loext:graphic-properties draw:fill="none"/>
      <style:paragraph-properties fo:margin-left="0.5in" fo:margin-right="0in" fo:text-indent="-0.1252in" style:auto-text-indent="false" fo:background-color="transparent"/>
    </style:style>
    <style:style style:name="P10" style:family="paragraph" style:parent-style-name="List_20_Contents">
      <loext:graphic-properties draw:fill="none"/>
      <style:paragraph-properties fo:margin-left="0.5in" fo:margin-right="0in" fo:text-indent="-0.1252in" style:auto-text-indent="false" fo:background-color="transparent"/>
      <style:text-properties officeooo:paragraph-rsid="001550a2"/>
    </style:style>
    <style:style style:name="P11" style:family="paragraph" style:parent-style-name="List_20_Contents">
      <loext:graphic-properties draw:fill="none"/>
      <style:paragraph-properties fo:margin-left="0.5in" fo:margin-right="0in" fo:text-indent="-0.1252in" style:auto-text-indent="false" fo:background-color="transparent"/>
      <style:text-properties officeooo:paragraph-rsid="001107a1"/>
    </style:style>
    <style:style style:name="P12" style:family="paragraph" style:parent-style-name="List_20_Contents">
      <loext:graphic-properties draw:fill="none"/>
      <style:paragraph-properties fo:margin-left="0.5in" fo:margin-right="0in" fo:text-indent="-0.1252in" style:auto-text-indent="false" fo:background-color="transparent"/>
      <style:text-properties officeooo:paragraph-rsid="0017ed01"/>
    </style:style>
    <style:style style:name="P13" style:family="paragraph" style:parent-style-name="List_20_Contents" style:master-page-name="">
      <loext:graphic-properties draw:fill="none"/>
      <style:paragraph-properties fo:margin-left="0.5in" fo:margin-right="0in" fo:text-indent="-0.1252in" style:auto-text-indent="false" style:page-number="auto" fo:background-color="transparent"/>
    </style:style>
    <style:style style:name="P14" style:family="paragraph" style:parent-style-name="List_20_Contents" style:master-page-name="">
      <loext:graphic-properties draw:fill="none"/>
      <style:paragraph-properties fo:margin-left="0.5in" fo:margin-right="0in" fo:text-indent="1.4366in" style:auto-text-indent="false" style:page-number="auto" fo:background-color="transparent"/>
      <style:text-properties officeooo:paragraph-rsid="001550a2"/>
    </style:style>
    <style:style style:name="P15" style:family="paragraph" style:parent-style-name="List_20_Contents">
      <loext:graphic-properties draw:fill="none"/>
      <style:paragraph-properties fo:margin-left="0.5in" fo:margin-right="0in" fo:text-indent="1.4366in" style:auto-text-indent="false" fo:background-color="transparent"/>
      <style:text-properties officeooo:paragraph-rsid="001550a2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0e784e"/>
    </style:style>
    <style:style style:name="T3" style:family="text">
      <style:text-properties officeooo:rsid="000fd77b"/>
    </style:style>
    <style:style style:name="T4" style:family="text">
      <style:text-properties officeooo:rsid="001107a1"/>
    </style:style>
    <style:style style:name="T5" style:family="text">
      <style:text-properties officeooo:rsid="00124b47"/>
    </style:style>
    <style:style style:name="T6" style:family="text">
      <style:text-properties officeooo:rsid="0013272c"/>
    </style:style>
    <style:style style:name="T7" style:family="text">
      <style:text-properties officeooo:rsid="0013f895"/>
    </style:style>
    <style:style style:name="T8" style:family="text">
      <style:text-properties officeooo:rsid="0014d45b"/>
    </style:style>
    <style:style style:name="T9" style:family="text">
      <style:text-properties officeooo:rsid="0014dead"/>
    </style:style>
    <style:style style:name="T10" style:family="text">
      <style:text-properties officeooo:rsid="001550a2"/>
    </style:style>
    <style:style style:name="T11" style:family="text">
      <style:text-properties officeooo:rsid="0016f62a"/>
    </style:style>
    <style:style style:name="T12" style:family="text">
      <style:text-properties officeooo:rsid="0018d2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/>
      <text:p text:style-name="Heading"/>
      <text:p text:style-name="Text_20_body"/>
      <text:p text:style-name="Text_20_body"/>
      <text:p text:style-name="Text_20_body"/>
      <text:p text:style-name="Text_20_body"/>
      <text:p text:style-name="P1"><text:s/>“Battleship” game project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Customer - <text:span text:style-name="T1">Alina Ghandilyan</text:span></text:p>
      <text:p text:style-name="P3">Performer - Zarine Grigoryan</text:p>
      <text:p text:style-name="P3">March 1, <text:span text:style-name="T8">20</text:span>19</text:p>
      <text:h text:style-name="P5" text:outline-level="2"><text:soft-page-break/><text:s/>Description </text:h>
      <text:p text:style-name="List_20_Contents"/>
      <text:p text:style-name="List_20_Contents">Battleship is guessing game for player. <text:span text:style-name="T8">Computer generate fie</text:span>ld <text:span text:style-name="T8">with</text:span> boats, and player must be able to shoot and destroy all <text:span text:style-name="T8">these</text:span> boats.</text:p>
      <text:h text:style-name="P6" text:outline-level="2"/>
      <text:h text:style-name="P6" text:outline-level="2"><text:s/>Customer requirements </text:h>
      <text:p text:style-name="List_20_Contents"/>
      <text:p text:style-name="List_20_Contents">- Always see the current state of the game (disappeared <text:span text:style-name="T8">ships </text:span>and misse<text:span text:style-name="T8">d</text:span> sh<text:span text:style-name="T8">oot</text:span>).</text:p>
      <text:p text:style-name="List_20_Contents">- In some way <text:span text:style-name="T8">and at any time player will </text:span>be able to see the <text:span text:style-name="T8">generated boats</text:span> of the game.</text:p>
      <text:p text:style-name="P2"/>
      <text:p text:style-name="P2"/>
      <text:h text:style-name="P7" text:outline-level="2"><text:s/>Suggestions </text:h>
      <text:p text:style-name="P4"/>
      <text:p text:style-name="P13">There are the following recommendations for the implementation of the game:</text:p>
      <text:p text:style-name="P9">- The game will run between the user and the computer.</text:p>
      <text:p text:style-name="P9">- We’ll be able to start the game <text:span text:style-name="T9">by inputing </text:span>‘start’.</text:p>
      <text:p text:style-name="P9">- <text:span text:style-name="T2">We’ll have the ability to exit the game at any time by inputing ‘exit’.</text:span></text:p>
      <text:p text:style-name="P9">- <text:span text:style-name="T2">We’ll have two fields (boards). First for generated layout of board, second for player input <text:line-break/> ships shoot.</text:span></text:p>
      <text:p text:style-name="P9">- <text:span text:style-name="T3">So we always see the current status of the game.</text:span></text:p>
      <text:p text:style-name="P9">- <text:span text:style-name="T3">We can see generated field by inputing ‘show’.</text:span> </text:p>
      <text:p text:style-name="P9">- <text:span text:style-name="T3">The fields will be presented with a fixed 10x10 size board.</text:span></text:p>
      <text:p text:style-name="P10">- <text:span text:style-name="T3">We’ll have ten boats: one boat 4 size.</text:span></text:p>
      <text:p text:style-name="P14"><text:span text:style-name="T3">two boat 3 size. </text:span></text:p>
      <text:p text:style-name="P15"><text:span text:style-name="T10">tree boat 2 size.</text:span></text:p>
      <text:p text:style-name="P15"><text:span text:style-name="T10">four boat 1 size.</text:span></text:p>
      <text:p text:style-name="P11">- <text:span text:style-name="T4">Boats with more than one length will be vertical or horizontal, and boats can not be <text:line-break/> neighbors.</text:span></text:p>
      <text:p text:style-name="P12">- <text:span text:style-name="T12">Each cell of the board will be accessible by inputing two digits (as in example 2/3, 2.3, 2 3). Inputed field will be marked with ‘*’ if player misses and with ‘x’ if he guesses. Player will <text:s/>receives corresponding message in any case.</text:span></text:p>
      <text:p text:style-name="P8">- <text:span text:style-name="T6">The pair is the boat coordinates. These are integers, non-negative</text:span>, <text:span text:style-name="T11">in range 0-9. If a player performs an incorrect typing, he will receive warnings about error type. </text:span></text:p>
      <text:p text:style-name="P8">- <text:span text:style-name="T11">The player will get answer after each shot, whether the boat</text:span> <text:span text:style-name="T6">had been disappeared or shot missed.</text:span></text:p>
      <text:p text:style-name="P8">- <text:span text:style-name="T7">If user shoot all boards, he receive message that he won!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adornments="Bold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665in" fo:margin-bottom="0.0835in" loext:contextual-spacing="false" fo:text-align="center" style:justify-single-word="false" style:page-number="auto" fo:keep-with-next="always" style:vertical-align="middle">
        <style:tab-stops/>
      </style:paragraph-properties>
      <style:text-properties style:font-name="DejaVu Serif" fo:font-family="'DejaVu Serif'" style:font-style-name="Bold" style:font-family-generic="roman" style:font-pitch="variable" fo:font-size="26pt" fo:font-weight="bold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Liberation Serif1" fo:font-family="'Liberation Serif'" style:font-style-name="Regular" style:font-family-generic="roman" style:font-pitch="variable" fo:font-size="12pt" fo:font-weight="norm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80%" fo:font-weight="bold" style:font-size-asian="115%" style:font-weight-asian="bold" style:font-size-complex="115%" style:font-weight-complex="60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  <style:text-properties style:font-size-asian="10.5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1T10:17:40.504161713</meta:creation-date>
    <dc:date>2019-03-01T12:32:47.446666042</dc:date>
    <meta:editing-duration>PT41M3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314" meta:character-count="1730" meta:non-whitespace-character-count="1426"/>
  </office:meta>
</office:document-meta>
</file>